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4.702cm" table:align="left"/>
    </style:style>
    <style:style style:name="Tabelle1.A" style:family="table-column">
      <style:table-column-properties style:column-width="3.394cm"/>
    </style:style>
    <style:style style:name="Tabelle1.B" style:family="table-column">
      <style:table-column-properties style:column-width="1.513cm"/>
    </style:style>
    <style:style style:name="Tabelle1.C" style:family="table-column">
      <style:table-column-properties style:column-width="9.795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Heading_20_7">
      <style:text-properties fo:font-weight="bold" style:font-weight-asian="bold" style:font-weight-complex="bold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text-properties fo:font-weight="normal" style:font-weight-asian="normal" style:font-weight-complex="normal"/>
    </style:style>
    <style:style style:name="P8" style:family="paragraph" style:parent-style-name="Text_20_body" style:list-style-name="L2">
      <style:text-properties fo:font-weight="normal" style:font-weight-asian="normal" style:font-weight-complex="normal"/>
    </style:style>
    <style:style style:name="P9" style:family="paragraph" style:parent-style-name="Text_20_body" style:list-style-name="L2">
      <style:text-properties fo:font-weight="normal" style:font-weight-asian="normal" style:font-weight-complex="normal"/>
    </style:style>
    <style:style style:name="P10" style:family="paragraph" style:parent-style-name="Text_20_body" style:list-style-name="L3">
      <style:text-properties fo:font-weight="normal" style:font-weight-asian="normal" style:font-weight-complex="normal"/>
    </style:style>
    <style:style style:name="P11" style:family="paragraph" style:parent-style-name="Text_20_body" style:list-style-name="L3">
      <style:text-properties fo:font-weight="normal" style:font-weight-asian="normal" style:font-weight-complex="normal"/>
    </style:style>
    <style:style style:name="P12" style:family="paragraph" style:parent-style-name="Text_20_body" style:list-style-name="L3">
      <style:text-properties fo:font-weight="normal" style:font-weight-asian="normal" style:font-weight-complex="normal"/>
    </style:style>
    <style:style style:name="P13" style:family="paragraph" style:parent-style-name="Text_20_body" style:list-style-name="L3">
      <style:text-properties fo:font-weight="normal" style:font-weight-asian="normal" style:font-weight-complex="normal"/>
    </style:style>
    <style:style style:name="P14" style:family="paragraph" style:parent-style-name="Text_20_body" style:list-style-name="L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DPG File Format (<text:span text:style-name="T2">Nintendo </text:span><text:span text:style-name="T6">D</text:span><text:span text:style-name="T2">S M</text:span><text:span text:style-name="T6">P</text:span><text:span text:style-name="T2">E</text:span><text:span text:style-name="T6">G</text:span><text:span text:style-name="T4">)</text:span></text:h>
      <text:p text:style-name="P1"><text:span text:style-name="T3">Information summed up by </text:span><text:span text:style-name="T5">spacy</text:span></text:p>
      <text:p text:style-name="P2">All values <text:span text:style-name="T1">little endian</text:span> (least significant byte at lowest adress)</text:p>
      <text:p text:style-name="P2">Offsets have to be multiples of 4 Bytes (padding)</text:p>
      <text:p text:style-name="P2">0x0000: Hexadecimal number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Offset<text:span text:style-name="T1"> (Versions)</text:span></text:p>
          </table:table-cell>
          <table:table-cell table:style-name="Tabelle1.A1" office:value-type="string">
            <text:p text:style-name="Table_20_Contents">Size</text:p>
          </table:table-cell>
          <table:table-cell table:style-name="Tabelle1.C1" office:value-type="string">
            <text:p text:style-name="Table_20_Contents">Description</text:p>
          </table:table-cell>
        </table:table-row>
        <table:table-row>
          <table:table-cell table:style-name="Tabelle1.A2" office:value-type="string">
            <text:p text:style-name="Table_20_Contents">0x0000</text:p>
          </table:table-cell>
          <table:table-cell table:style-name="Tabelle1.A2" office:value-type="string">
            <text:p text:style-name="Table_20_Contents">4 Bytes</text:p>
          </table:table-cell>
          <table:table-cell table:style-name="Tabelle1.C2" office:value-type="string">
            <text:p text:style-name="Table_20_Contents">DPG version ID:</text:p>
            <text:p text:style-name="Table_20_Contents">DPG0: 0x30475044</text:p>
            <text:p text:style-name="Table_20_Contents">DPG1: 0x31475044</text:p>
            <text:p text:style-name="Table_20_Contents">DPG2: 0x32475044</text:p>
            <text:p text:style-name="Table_20_Contents">DPG3: 0x33475044</text:p>
          </table:table-cell>
        </table:table-row>
        <table:table-row>
          <table:table-cell table:style-name="Tabelle1.A2" office:value-type="string">
            <text:p text:style-name="Table_20_Contents">0x0004</text:p>
          </table:table-cell>
          <table:table-cell table:style-name="Tabelle1.A2" office:value-type="string">
            <text:p text:style-name="Table_20_Contents">4 Bytes</text:p>
          </table:table-cell>
          <table:table-cell table:style-name="Tabelle1.C2" office:value-type="string">
            <text:p text:style-name="Table_20_Contents">Total number of frames</text:p>
          </table:table-cell>
        </table:table-row>
        <table:table-row>
          <table:table-cell table:style-name="Tabelle1.A2" office:value-type="string">
            <text:p text:style-name="Table_20_Contents">0x0008</text:p>
          </table:table-cell>
          <table:table-cell table:style-name="Tabelle1.A2" office:value-type="string">
            <text:p text:style-name="Table_20_Contents">4 Bytes</text:p>
          </table:table-cell>
          <table:table-cell table:style-name="Tabelle1.C2" office:value-type="string">
            <text:p text:style-name="Table_20_Contents">Frames per second * 0x100</text:p>
          </table:table-cell>
        </table:table-row>
        <table:table-row>
          <table:table-cell table:style-name="Tabelle1.A2" office:value-type="string">
            <text:p text:style-name="Table_20_Contents">0x000C</text:p>
          </table:table-cell>
          <table:table-cell table:style-name="Tabelle1.A2" office:value-type="string">
            <text:p text:style-name="Table_20_Contents">4 Bytes</text:p>
          </table:table-cell>
          <table:table-cell table:style-name="Tabelle1.C2" office:value-type="string">
            <text:p text:style-name="Table_20_Contents">Sound frequency (Samplerate) in Hz</text:p>
          </table:table-cell>
        </table:table-row>
        <table:table-row>
          <table:table-cell table:style-name="Tabelle1.A2" office:value-type="string">
            <text:p text:style-name="Table_20_Contents">0x0010</text:p>
          </table:table-cell>
          <table:table-cell table:style-name="Tabelle1.A2" office:value-type="string">
            <text:p text:style-name="Table_20_Contents">4 Bytes</text:p>
          </table:table-cell>
          <table:table-cell table:style-name="Tabelle1.C2" office:value-type="string">
            <text:p text:style-name="Table_20_Contents">Sound channels</text:p>
          </table:table-cell>
        </table:table-row>
        <table:table-row>
          <table:table-cell table:style-name="Tabelle1.A2" office:value-type="string">
            <text:p text:style-name="Table_20_Contents">0x0014</text:p>
          </table:table-cell>
          <table:table-cell table:style-name="Tabelle1.A2" office:value-type="string">
            <text:p text:style-name="Table_20_Contents">4 Bytes</text:p>
          </table:table-cell>
          <table:table-cell table:style-name="Tabelle1.C2" office:value-type="string">
            <text:p text:style-name="Table_20_Contents">Adress of audio stream</text:p>
          </table:table-cell>
        </table:table-row>
        <table:table-row>
          <table:table-cell table:style-name="Tabelle1.A2" office:value-type="string">
            <text:p text:style-name="Table_20_Contents">0x0018</text:p>
          </table:table-cell>
          <table:table-cell table:style-name="Tabelle1.A2" office:value-type="string">
            <text:p text:style-name="Table_20_Contents">4 Bytes</text:p>
          </table:table-cell>
          <table:table-cell table:style-name="Tabelle1.C2" office:value-type="string">
            <text:p text:style-name="Table_20_Contents">Size of audio stream in bytes</text:p>
          </table:table-cell>
        </table:table-row>
        <table:table-row>
          <table:table-cell table:style-name="Tabelle1.A2" office:value-type="string">
            <text:p text:style-name="Table_20_Contents">0x001C</text:p>
          </table:table-cell>
          <table:table-cell table:style-name="Tabelle1.A2" office:value-type="string">
            <text:p text:style-name="Table_20_Contents">4 Bytes</text:p>
          </table:table-cell>
          <table:table-cell table:style-name="Tabelle1.C2" office:value-type="string">
            <text:p text:style-name="Table_20_Contents">Adress of video stream</text:p>
          </table:table-cell>
        </table:table-row>
        <table:table-row>
          <table:table-cell table:style-name="Tabelle1.A2" office:value-type="string">
            <text:p text:style-name="Table_20_Contents">0x0020</text:p>
          </table:table-cell>
          <table:table-cell table:style-name="Tabelle1.A2" office:value-type="string">
            <text:p text:style-name="Table_20_Contents">4 Bytes</text:p>
          </table:table-cell>
          <table:table-cell table:style-name="Tabelle1.C2" office:value-type="string">
            <text:p text:style-name="Table_20_Contents">Size of video stream in bytes</text:p>
          </table:table-cell>
        </table:table-row>
        <table:table-row>
          <table:table-cell table:style-name="Tabelle1.A2" office:value-type="string">
            <text:p text:style-name="Table_20_Contents">0x0024<text:span text:style-name="T2"> (</text:span><text:span text:style-name="T1">DPG2/3</text:span><text:span text:style-name="T2">)</text:span></text:p>
          </table:table-cell>
          <table:table-cell table:style-name="Tabelle1.A2" office:value-type="string">
            <text:p text:style-name="Table_20_Contents">4 Bytes</text:p>
          </table:table-cell>
          <table:table-cell table:style-name="Tabelle1.C2" office:value-type="string">
            <text:p text:style-name="Table_20_Contents">Adress of GOP List</text:p>
          </table:table-cell>
        </table:table-row>
        <table:table-row>
          <table:table-cell table:style-name="Tabelle1.A2" office:value-type="string">
            <text:p text:style-name="Table_20_Contents">0x0028<text:span text:style-name="T2"> (</text:span><text:span text:style-name="T1">DPG2/3</text:span><text:span text:style-name="T2">)</text:span></text:p>
          </table:table-cell>
          <table:table-cell table:style-name="Tabelle1.A2" office:value-type="string">
            <text:p text:style-name="Table_20_Contents">4 Bytes</text:p>
          </table:table-cell>
          <table:table-cell table:style-name="Tabelle1.C2" office:value-type="string">
            <text:p text:style-name="P3">Size of GOP List</text:p>
          </table:table-cell>
        </table:table-row>
        <table:table-row>
          <table:table-cell table:style-name="Tabelle1.A2" office:value-type="string">
            <text:p text:style-name="Table_20_Contents">0x002C<text:span text:style-name="T2"> (</text:span><text:span text:style-name="T1">DPG2/3</text:span><text:span text:style-name="T2">)</text:span></text:p>
            <text:p text:style-name="Table_20_Contents">0x0024 <text:span text:style-name="T2"><text:s/>(</text:span><text:span text:style-name="T1">DPG1</text:span><text:span text:style-name="T2">)</text:span></text:p>
          </table:table-cell>
          <table:table-cell table:style-name="Tabelle1.A2" office:value-type="string">
            <text:p text:style-name="Table_20_Contents">4 Bytes</text:p>
          </table:table-cell>
          <table:table-cell table:style-name="Tabelle1.C2" office:value-type="string">
            <text:p text:style-name="P3">Pixel color format</text:p>
          </table:table-cell>
        </table:table-row>
      </table:table>
      <text:h text:style-name="P4" text:outline-level="7"/>
      <text:h text:style-name="P5" text:outline-level="3">Annotations</text:h>
      <text:h text:style-name="P4" text:outline-level="7">Sound channels:</text:h>
      <text:p text:style-name="Text_20_body">0: Built-in MPEG-1 Audio Layer 2 (MP2) audio stream</text:p>
      <text:p text:style-name="Text_20_body">1: GSM 1ch</text:p>
      <text:p text:style-name="Text_20_body">2: GSM 2chs</text:p>
      <text:p text:style-name="Text_20_body">3: Built-in OGG Vorbis audio stream</text:p>
      <text:h text:style-name="P4" text:outline-level="7">GOP List:</text:h>
      <text:p text:style-name="P1">Holds a list of all GOPs (Group Of Pictures) in the video stream for faster navigation.</text:p>
      <text:p text:style-name="P1">Every GOP List entry consists of the following:</text:p>
      <text:p text:style-name="P1">4 Byte - Frame Index number at which a MPEG-1 sequence header appears</text:p>
      <text:p text:style-name="P1"><text:span text:style-name="T2">4 Byte - O</text:span>ffset (address) of this header. Counted from start of video stream, not from DPG file start</text:p>
      <text:h text:style-name="P4" text:outline-level="7">Pixel color format:</text:h>
      <text:p text:style-name="P1">Introduced since DPG2. DPG0 defaulted to RGB24.</text:p>
      <text:p text:style-name="P1">0: RGB15 (speed)</text:p>
      <text:p text:style-name="P1">1: RGB18 (default)</text:p>
      <text:p text:style-name="P1">2: RGB21 (quality)</text:p>
      <text:p text:style-name="P1">3: RGB24 (old default)</text:p>
      <text:h text:style-name="Heading_20_3" text:outline-level="3">Recommended encoder settings for MoonShell v1.71:</text:h>
      <text:h text:style-name="Heading_20_7" text:outline-level="7">Audio</text:h>
      <text:list text:style-name="L1">
        <text:list-item>
          <text:p text:style-name="P6">audio codec: MPEG-1 Audio Layer 2 (mp2)</text:p>
        </text:list-item>
      </text:list>
      <text:list text:style-name="L2">
        <text:list-item>
          <text:p text:style-name="P7">audio sampling frequency: 32000 Hz</text:p>
        </text:list-item>
        <text:list-item>
          <text:p text:style-name="P7">audio bitrate:</text:p>
          <text:list>
            <text:list-item>
              <text:p text:style-name="P7">mono: 64 kbps</text:p>
            </text:list-item>
            <text:list-item>
              <text:p text:style-name="P7">stereo: 128 kbps</text:p>
            </text:list-item>
          </text:list>
        </text:list-item>
      </text:list>
      <text:h text:style-name="Heading_20_7" text:outline-level="7">Video</text:h>
      <text:list text:style-name="L3">
        <text:list-item>
          <text:p text:style-name="P10">video codec: MPEG-1 Video</text:p>
        </text:list-item>
        <text:list-item>
          <text:p text:style-name="P10">video frame rate: up to 25 frames per second</text:p>
        </text:list-item>
        <text:list-item>
          <text:p text:style-name="P10">video bitrate: up to 448 kbps</text:p>
        </text:list-item>
        <text:list-item>
          <text:p text:style-name="P10">video size of 256x192 (4:3) or 256 x144 (16:9)</text:p>
        </text:list-item>
      </text:list>
      <text:p text:style-name="P1">Other frequencies, bitrates and OGG Vorbis streams are buggy, do not use them.</text:p>
      <text:p text:style-name="P1">If you hear or see skips when the video plays, try to lower the bitrates or the video frame r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pm1">
      <style:footer>
        <text:p text:style-name="Footer">spacy<text:tab/>Page <text:page-number text:select-page="current">1</text:page-number> of <text:page-count>2</text:page-count><text:tab/><text:date style:data-style-name="N75" text:date-value="2007-05-20T19:05:38.43" text:date-adjust="PT48H00M00S">May 22, 2007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ndré Köhler</meta:initial-creator>
    <meta:creation-date>2007-05-17T21:50:49</meta:creation-date>
    <dc:creator>André Köhler</dc:creator>
    <dc:date>2007-05-20T19:05:38</dc:date>
    <dc:language>en-US</dc:language>
    <meta:editing-cycles>89</meta:editing-cycles>
    <meta:editing-duration>PT6H12M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81" meta:word-count="340" meta:character-count="1865"/>
  </office:meta>
</office:document-meta>
</file>